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882in" table:align="left"/>
    </style:style>
    <style:style style:name="Table1.A" style:family="table-column">
      <style:table-column-properties style:column-width="0.991in"/>
    </style:style>
    <style:style style:name="Table1.B" style:family="table-column">
      <style:table-column-properties style:column-width="1.291in"/>
    </style:style>
    <style:style style:name="Table1.C" style:family="table-column">
      <style:table-column-properties style:column-width="3.406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ei einem <text:span text:style-name="Strong_20_Emphasis">Schweizer 3-poligen Netzstecker (Typ SEV 1011, 220V AC)</text:span> sind die Kabelstandardfarben wie folgt zugeordnet:</text:p>
      <text:h text:style-name="Heading_20_3" text:outline-level="3"><text:span text:style-name="Strong_20_Emphasis">🔌 Farbcodierung für Schweizer Netzkabel (230V AC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Kabel-Farbe</text:span></text:p>
            </table:table-cell>
            <table:table-cell table:style-name="Table1.A1" office:value-type="string">
              <text:p text:style-name="Table_20_Heading"><text:span text:style-name="Strong_20_Emphasis">Bezeichnung</text:span></text:p>
            </table:table-cell>
            <table:table-cell table:style-name="Table1.A1" office:value-type="string">
              <text:p text:style-name="Table_20_Heading"><text:span text:style-name="Strong_20_Emphasis">Anschluss im Gerät</text:span> (z. B. Mean Well RD-65A)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Braun</text:span></text:p>
          </table:table-cell>
          <table:table-cell table:style-name="Table1.A1" office:value-type="string">
            <text:p text:style-name="Table_20_Contents"><text:span text:style-name="Strong_20_Emphasis">Phase (L)</text:span></text:p>
          </table:table-cell>
          <table:table-cell table:style-name="Table1.A1" office:value-type="string">
            <text:p text:style-name="Table_20_Contents">Eingangs-Pin <text:span text:style-name="Strong_20_Emphasis">"L"</text:span> (Live/Leiter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lau</text:span></text:p>
          </table:table-cell>
          <table:table-cell table:style-name="Table1.A1" office:value-type="string">
            <text:p text:style-name="Table_20_Contents"><text:span text:style-name="Strong_20_Emphasis">Neutralleiter (N)</text:span></text:p>
          </table:table-cell>
          <table:table-cell table:style-name="Table1.A1" office:value-type="string">
            <text:p text:style-name="Table_20_Contents">Eingangs-Pin <text:span text:style-name="Strong_20_Emphasis">"N"</text:span> (Neutral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rün-Gelb</text:span></text:p>
          </table:table-cell>
          <table:table-cell table:style-name="Table1.A1" office:value-type="string">
            <text:p text:style-name="Table_20_Contents"><text:span text:style-name="Strong_20_Emphasis">Schutzleiter (PE)</text:span></text:p>
          </table:table-cell>
          <table:table-cell table:style-name="Table1.A1" office:value-type="string">
            <text:p text:style-name="Table_20_Contents">Eingangs-Pin <text:span text:style-name="Strong_20_Emphasis">"⏚"</text:span> oder <text:span text:style-name="Strong_20_Emphasis">"PE"</text:span> (Erde)</text:p>
          </table:table-cell>
        </table:table-row>
      </table:table>
      <text:p text:style-name="Horizontal_20_Line"/>
      <text:h text:style-name="Heading_20_3" text:outline-level="3"><text:span text:style-name="Strong_20_Emphasis">⚡ Wichtig: Sicherheitshinweise</text:span></text:h>
      <text:list text:style-name="L1">
        <text:list-item>
          <text:p text:style-name="P1"><text:span text:style-name="Strong_20_Emphasis">Vor dem Anschluss immer Spannung prüfen!</text:span> (Multimeter verwenden).</text:p>
        </text:list-item>
        <text:list-item>
          <text:p text:style-name="P1"><text:span text:style-name="Strong_20_Emphasis">Schutzleiter (Grün-Gelb) muss immer angeschlossen werden</text:span> – sonst besteht Lebensgefahr!</text:p>
        </text:list-item>
        <text:list-item>
          <text:p text:style-name="P1"><text:span text:style-name="Strong_20_Emphasis">L und N nicht vertauschen</text:span> (kann bei einigen Geräten zu Störungen führen).</text:p>
        </text:list-item>
      </text:list>
      <text:p text:style-name="Horizontal_20_Line"/>
      <text:h text:style-name="Heading_20_3" text:outline-level="3"><text:span text:style-name="Strong_20_Emphasis">🔧 Anschluss am Mean Well RD-65A (Beispiel)</text:span></text:h>
      <text:p text:style-name="Text_20_body">Das Netzteil hat <text:span text:style-name="Strong_20_Emphasis">3 AC-Eingangsklemmen</text:span>:</text:p>
      <text:list text:style-name="L2">
        <text:list-item>
          <text:p text:style-name="P2"><text:span text:style-name="Strong_20_Emphasis">L (Phase)</text:span> → Braun</text:p>
        </text:list-item>
        <text:list-item>
          <text:p text:style-name="P2"><text:span text:style-name="Strong_20_Emphasis">N (Neutralleiter)</text:span> → Blau</text:p>
        </text:list-item>
        <text:list-item>
          <text:p text:style-name="P2"><text:span text:style-name="Strong_20_Emphasis">⏚ (PE/Erde)</text:span> → Grün-Gelb</text:p>
        </text:list-item>
      </text:list>
      <text:p text:style-name="Text_20_body"><draw:frame draw:style-name="fr1" draw:name="Image1" text:anchor-type="as-char" svg:width="0.7874in" svg:height="0.3937in" draw:z-index="0"><draw:image xlink:href="https://www.meanwell.com/Upload/PDF/RD-65A/RD-65A-SPEC.PDF" xlink:type="simple" xlink:show="embed" xlink:actuate="onLoad"/><svg:title>Mean Well RD-65A Anschluss</svg:title></draw:frame><text:s/><text:span text:style-name="Emphasis">(Siehe Seite 2 im Datenblatt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4T22:02:00.507000000</meta:creation-date>
    <dc:date>2025-04-04T22:02:05.722000000</dc:date>
    <meta:editing-duration>PT5S</meta:editing-duration>
    <meta:editing-cycles>1</meta:editing-cycles>
    <meta:document-statistic meta:table-count="1" meta:image-count="1" meta:object-count="0" meta:page-count="1" meta:paragraph-count="24" meta:word-count="120" meta:character-count="816" meta:non-whitespace-character-count="724"/>
    <meta:generator>LibreOffice/24.8.5.2$Windows_X86_64 LibreOffice_project/fddf2685c70b461e7832239a0162a77216259f22</meta:generator>
  </office:meta>
</office:document-meta>
</file>